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6"/>
    <style:style style:name="P6" style:family="paragraph" style:parent-style-name="Standard" style:list-style-name="L7"/>
    <style:style style:name="P7" style:family="paragraph" style:parent-style-name="Standard" style:list-style-name="L8"/>
    <style:style style:name="P8" style:family="paragraph" style:parent-style-name="Standard" style:list-style-name="L9"/>
    <style:style style:name="P9" style:family="paragraph" style:parent-style-name="Standard" style:list-style-name="L10"/>
    <style:style style:name="P10" style:family="paragraph" style:parent-style-name="Standard" style:list-style-name="L11"/>
    <style:style style:name="T1" style:family="text">
      <style:text-properties style:font-name="Courier New" fo:font-style="normal" style:font-style-asian="normal" style:font-style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Key Drivers</text:p>
      <text:p text:style-name="Standard"/>
      <text:list xml:id="list884088024" text:style-name="L2">
        <text:list-item>
          <text:p text:style-name="P2">Mobile usage continues to ramp up (show mobile usage chart)</text:p>
        </text:list-item>
        <text:list-item>
          <text:p text:style-name="P2">Social is the norm for mobile apps</text:p>
        </text:list-item>
        <text:list-item>
          <text:p text:style-name="P2">Social requires significant cloud technology support</text:p>
        </text:list-item>
        <text:list-item>
          <text:p text:style-name="P2">As usage grows, so does data, concurrency and complexity</text:p>
        </text:list-item>
        <text:list-item>
          <text:p text:style-name="P2">This is the basis of modern “Big Data” systems</text:p>
        </text:list-item>
      </text:list>
      <text:p text:style-name="Standard"/>
      <text:p text:style-name="Standard">Problem Statement</text:p>
      <text:p text:style-name="Standard"/>
      <text:list xml:id="list710158717" text:style-name="L3">
        <text:list-item>
          <text:p text:style-name="P3">Two current standard Big Data solutions are Hadoop and R</text:p>
        </text:list-item>
        <text:list-item>
          <text:p text:style-name="P3">Both are low-level technologies for experts, inaccessible to many projects</text:p>
        </text:list-item>
        <text:list-item>
          <text:p text:style-name="P3">No high-level framework currently exists to lower this barrier</text:p>
        </text:list-item>
      </text:list>
      <text:p text:style-name="Standard"/>
      <text:p text:style-name="Standard">Proposal</text:p>
      <text:p text:style-name="Standard"/>
      <text:list xml:id="list945900738" text:style-name="L4">
        <text:list-item>
          <text:p text:style-name="P4">Develop a high-level Big Data Framework</text:p>
        </text:list-item>
        <text:list-item>
          <text:p text:style-name="P4">Integrate with major mobile &amp; web technologies</text:p>
        </text:list-item>
        <text:list-item>
          <text:p text:style-name="P4">Provide detailed howto documentation</text:p>
        </text:list-item>
        <text:list-item>
          <text:p text:style-name="P4">Significantly lower Big Data's barrier to entry</text:p>
        </text:list-item>
      </text:list>
      <text:p text:style-name="Standard"/>
      <text:p text:style-name="Standard">Technical Analysis</text:p>
      <text:p text:style-name="Standard"/>
      <text:list xml:id="list91015585" text:style-name="L6">
        <text:list-item>
          <text:p text:style-name="P5">Big Data problems cluster in three areas: concurrency, data size and data complexity</text:p>
          <text:list>
            <text:list-item>
              <text:p text:style-name="P5">Concurrency is only a problem when reading &amp; writing to shared records</text:p>
            </text:list-item>
            <text:list-item>
              <text:p text:style-name="P5">Data size is only a problem when accessing too much of it at once</text:p>
            </text:list-item>
            <text:list-item>
              <text:p text:style-name="P5">Data complexity is only a problem when operating on too much of it at once</text:p>
            </text:list-item>
          </text:list>
        </text:list-item>
        <text:list-item>
          <text:p text:style-name="P5">Solution: Spread data out into chunks, update chunks in response to events</text:p>
        </text:list-item>
      </text:list>
      <text:p text:style-name="Standard"/>
      <text:p text:style-name="Standard">Path Based Approach</text:p>
      <text:p text:style-name="Standard"/>
      <text:list xml:id="list1449804229" text:style-name="L7">
        <text:list-item>
          <text:p text:style-name="P6">Key/value data storage systems are hugely scalable, and readily available</text:p>
        </text:list-item>
        <text:list-item>
          <text:p text:style-name="P6">A large collection of data is spread out over a search space</text:p>
        </text:list-item>
        <text:list-item>
          <text:p text:style-name="P6">The search space is represented by attributes arranged in a path, including time: <text:span text:style-name="T1">/events/2014/02/19/13/10/24/N/34/1/16/W/118/23/44</text:span></text:p>
        </text:list-item>
      </text:list>
      <text:list xml:id="list2038561847" text:style-name="L8">
        <text:list-item>
          <text:p text:style-name="P7">Paths represent hierarchal aggregations; query higher up the path for more data</text:p>
        </text:list-item>
      </text:list>
      <text:p text:style-name="Standard"/>
      <text:p text:style-name="Standard">Behavior + Data</text:p>
      <text:p text:style-name="Standard"/>
      <text:list xml:id="list1459382030" text:style-name="L9">
        <text:list-item>
          <text:p text:style-name="P8">Hadoop &amp; R process data using batch jobs, in classic function-data form</text:p>
        </text:list-item>
        <text:list-item>
          <text:p text:style-name="P8">Leads to unresponsive systems and error prone batch processing logic</text:p>
        </text:list-item>
        <text:list-item>
          <text:p text:style-name="P8">Innovation: Move processing out of the batch, into a small data update event</text:p>
        </text:list-item>
        <text:list-item>
          <text:p text:style-name="P8">Innovation: Move processing code out of the server, into the app &amp; closer to the user</text:p>
        </text:list-item>
      </text:list>
      <text:p text:style-name="Standard"/>
      <text:p text:style-name="Standard">Big Data Framework</text:p>
      <text:p text:style-name="Standard"/>
      <text:list xml:id="list294196950" text:style-name="L10">
        <text:list-item>
          <text:p text:style-name="P9"><text:soft-page-break/>Technology independent framework with pluggable architecture</text:p>
        </text:list-item>
        <text:list-item>
          <text:p text:style-name="P9">Implements path based data storage, with behavior coded in JavaScript</text:p>
        </text:list-item>
        <text:list-item>
          <text:p text:style-name="P9">Provides a set of conventions and tools providing a recipe approach to Big Data</text:p>
        </text:list-item>
      </text:list>
      <text:p text:style-name="Standard"/>
      <text:p text:style-name="Standard">Contributing</text:p>
      <text:p text:style-name="Standard"/>
      <text:list xml:id="list881775534" text:style-name="L11">
        <text:list-item>
          <text:p text:style-name="P10">Actively cultivating an open source community around the project</text:p>
        </text:list-item>
        <text:list-item>
          <text:p text:style-name="P10">Looking for motivated and talented contributors / commiters</text:p>
        </text:list-item>
        <text:list-item>
          <text:p text:style-name="P10">Work is highly relevant and publicly visible, makes for a great resume addition</text:p>
        </text:list-item>
        <text:list-item>
          <text:p text:style-name="P10">Training is provided, references available for successful contributions.</text:p>
        </text:list-item>
        <text:list-item>
          <text:p text:style-name="P10">Great alternative to the larger / more competitive internship programs</text:p>
        </text:list-item>
      </text:list>
      <text:p text:style-name="Standard"/>
      <text:p text:style-name="Standard">Requirements:</text:p>
      <text:p text:style-name="Standard"/>
      <text:list xml:id="list236954073" text:style-name="L1">
        <text:list-item>
          <text:p text:style-name="P1">Versioning</text:p>
        </text:list-item>
        <text:list-item>
          <text:p text:style-name="P1">S3 performance</text:p>
        </text:list-item>
        <text:list-item>
          <text:p text:style-name="P1">Time based searching</text:p>
        </text:list-item>
        <text:list-item>
          <text:p text:style-name="P1">General path based searching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33333"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3-04T11:12:14</meta:creation-date>
    <meta:document-statistic meta:table-count="0" meta:image-count="0" meta:object-count="0" meta:page-count="2" meta:paragraph-count="46" meta:word-count="403" meta:character-count="2409"/>
    <dc:date>2014-03-04T21:57:55</dc:date>
    <meta:editing-duration>PT02H34M25S</meta:editing-duration>
    <meta:editing-cycles>1</meta:editing-cycles>
    <meta:generator>NeoOffice/2013.2$Unix OpenOffice.org_project/</meta:generator>
  </office:meta>
</office:document-meta>
</file>